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05cm" svg:height="15.9cm" svg:x="4.95cm" svg:y="2.55cm">
          <text:p text:style-name="P1">Propell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5cm" svg:height="1.65cm" svg:x="9.3cm" svg:y="3.95cm">
          <text:p text:style-name="P1">Cog0</text:p>
          <text:p text:style-name="P1">contro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5cm" svg:height="1.7cm" svg:x="5.3cm" svg:y="6.4cm">
          <text:p text:style-name="P1">Cog3</text:p>
          <text:p text:style-name="P1">Nunchuc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cm" svg:height="1.7cm" svg:x="5.3cm" svg:y="8.6cm">
          <text:p text:style-name="P1">Cog4</text:p>
          <text:p text:style-name="P1">LC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5cm" svg:height="1.7cm" svg:x="13cm" svg:y="6.45cm">
          <text:p text:style-name="P1">Cog1</text:p>
          <text:p text:style-name="P1">LED PWM</text:p>
          <text:p text:style-name="P1">dri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5cm" svg:height="1.55cm" svg:x="1.3cm" svg:y="6.5cm">
          <text:p text:style-name="P1">nunchuc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5cm" svg:height="1.5cm" svg:x="1.3cm" svg:y="8.75cm">
          <text:p text:style-name="P1">LC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1.65cm" svg:x="10.6cm" svg:y="6.45cm">
          <text:p text:style-name="P1">LED</text:p>
          <text:p text:style-name="P1">buff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68cm" svg:height="1.7cm" svg:x="8.882cm" svg:y="8.6cm">
          <text:p text:style-name="P1">Lcd</text:p>
          <text:p text:style-name="P1">Cmd</text:p>
          <text:p text:style-name="P1">buf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5cm" svg:height="1.65cm" svg:x="8.9cm" svg:y="6.45cm">
          <text:p text:style-name="P1">Ctrl</text:p>
          <text:p text:style-name="P1">Cmd</text:p>
          <text:p text:style-name="P1">buf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5cm" svg:height="2.1cm" svg:x="17.2cm" svg:y="6.35cm">
          <text:p text:style-name="P1">Led</text:p>
          <text:p text:style-name="P1">Drivers &amp;</text:p>
          <text:p text:style-name="P1">mu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2.7cm" svg:x="16.95cm" svg:y="2.6cm">
          <text:p text:style-name="P1">LED</text:p>
          <text:p text:style-name="P1">grid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3cm" svg:y1="9.45cm" svg:x2="3.55cm" svg:y2="9.45cm">
          <text:p/>
        </draw:line>
        <draw:line draw:style-name="gr3" draw:text-style-name="P1" draw:layer="layout" svg:x1="3.55cm" svg:y1="7.3cm" svg:x2="5.3cm" svg:y2="7.3cm">
          <text:p/>
        </draw:line>
        <draw:custom-shape draw:style-name="gr2" draw:text-style-name="P1" draw:layer="layout" svg:width="2.65cm" svg:height="1.7cm" svg:x="13cm" svg:y="8.5cm">
          <text:p text:style-name="P1">Cog2</text:p>
          <text:p text:style-name="P1">LED data</text:p>
          <text:p text:style-name="P1">driv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65cm" svg:y1="7.3cm" svg:x2="17.2cm" svg:y2="7.3cm">
          <text:p/>
        </draw:line>
        <draw:line draw:style-name="gr3" draw:text-style-name="P1" draw:layer="layout" svg:x1="18.142cm" svg:y1="9.25cm" svg:x2="18.142cm" svg:y2="8.45cm">
          <text:p/>
        </draw:line>
        <draw:line draw:style-name="gr4" draw:text-style-name="P1" draw:layer="layout" svg:x1="15.65cm" svg:y1="9.25cm" svg:x2="18.15cm" svg:y2="9.25cm">
          <text:p/>
        </draw:line>
        <draw:line draw:style-name="gr4" draw:text-style-name="P1" draw:layer="layout" svg:x1="11.75cm" svg:y1="8.1cm" svg:x2="11.75cm" svg:y2="9.3cm">
          <text:p/>
        </draw:line>
        <draw:line draw:style-name="gr3" draw:text-style-name="P1" draw:layer="layout" svg:x1="11.75cm" svg:y1="9.3cm" svg:x2="13cm" svg:y2="9.3cm">
          <text:p/>
        </draw:line>
        <draw:line draw:style-name="gr3" draw:text-style-name="P1" draw:layer="layout" svg:x1="18.1cm" svg:y1="6.35cm" svg:x2="18.1cm" svg:y2="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b3b3b3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style-name="Norm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 </meta:initial-creator>
    <meta:creation-date>2010-09-01T22:44:45</meta:creation-date>
    <dc:date>2010-09-30T23:50:24</dc:date>
    <dc:creator>mark </dc:creator>
    <meta:editing-duration>PT02H58M27S</meta:editing-duration>
    <meta:editing-cycles>2</meta:editing-cycles>
    <meta:generator>OpenOffice.org/3.2$Unix OpenOffice.org_project/320m12$Build-9483</meta:generator>
    <meta:document-statistic meta:object-count="21"/>
  </office:meta>
</office:document-meta>
</file>